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5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/text:p>
      <text:p text:style-name="P4">Author of letter<text:tab/><text:tab/><text:tab/><text:tab/>Sabato Morais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Henry Cohen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4 September 1876</text:p>
      <text:p text:style-name="P4">Month<text:tab/><text:tab/><text:tab/><text:tab/><text:tab/><text:tab/>September</text:p>
      <text:p text:style-name="P4">Year<text:tab/><text:tab/><text:tab/><text:tab/><text:tab/><text:tab/>1876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>Original letter is accompanied by a typewritten transcription.</text:p>
      <text:p text:style-name="P4"/>
      <text:p text:style-name="P4">Also available in AJA Manuscript Reel #207 along with a typewritten transcription.</text:p>
      <text:p text:style-name="P4"/>
      <text:p text:style-name="P4">VII Transcription</text:p>
      <text:p text:style-name="P2">(Symbols: <text:s/>? = uncertain; [ ] = supplied information; / = end of line)</text:p>
      <text:p text:style-name="P2"/>
      <text:p text:style-name="P2">[Page 1]</text:p>
      <text:p text:style-name="P2">Henry Cohen Esqre/</text:p>
      <text:p text:style-name="P2"><text:tab/>Dear Sir/</text:p>
      <text:p text:style-name="P2"><text:tab/><text:tab/>The bearer, Mr Simon, an attendant at/ our Synagogue, asked last Friday that I would assist/ him towards paying his dues on two policies on his life-/insurance; which payment must be made to-morrow./ <text:s/>I answered that I might possibly see you on the evening/ or else surely in the morning, and after service I would speak/ of the matter, and try to enlist your kind feelings in his/ behalf. <text:s/>The unpropitious weather having prevented your/ attendance at the Synagogue, induces me to trouble you/ with these lines, and request that if to help the bearer/ as within the scope of Mr Wolf's will, you may extend/ to him the favor./</text:p>
      <text:p text:style-name="P2">I wished also to have spoken about the Citrons. <text:s/>Raser[?],/ the person I promised to buy them from, has none; Rosen-/thal, of whom I have purchased them for years, charges/ about 3 dollars each, and 1 dollar for the Lulab. <text:s/>If you/ you[sic] authorize me to engage them, I will do so, otherwise/ I will write to New York./</text:p>
      <text:p text:style-name="P2">[Page 2]</text:p>
      <text:p text:style-name="P2"><text:tab/>Trusting that your cold is better, and that/ Mrs Cohen, Miss Mary and the rest are well/</text:p>
      <text:p text:style-name="P2"><text:tab/><text:tab/><text:tab/><text:tab/><text:tab/><text:tab/><text:tab/><text:tab/>I remain/</text:p>
      <text:p text:style-name="P2"><text:tab/><text:tab/><text:tab/><text:tab/><text:tab/><text:tab/><text:tab/><text:tab/>Yours respectfully/</text:p>
      <text:p text:style-name="P2"><text:soft-page-break/><text:tab/><text:tab/><text:tab/><text:tab/><text:tab/><text:tab/><text:tab/><text:tab/><text:tab/>S Morais/</text:p>
      <text:p text:style-name="P2"><text:span text:style-name="T1">Sep 24</text:span><text:span text:style-name="T2">th</text:span><text:span text:style-name="T1"> 1876/</text:span></text:p>
      <text:p text:style-name="P2"/>
      <text:p text:style-name="P2">[Page 3]</text:p>
      <text:p text:style-name="P2">S. Morais/</text:p>
      <text:p text:style-name="P2">24 Sept. '76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28T11:33:40</meta:creation-date>
    <dc:date>2012-02-02T15:12:43.20</dc:date>
    <dc:language>en-US</dc:language>
    <meta:editing-cycles>3</meta:editing-cycles>
    <meta:editing-duration>PT00H07M07S</meta:editing-duration>
    <dc:creator>Penn Libraries</dc:creator>
    <meta:document-statistic meta:table-count="0" meta:image-count="0" meta:object-count="0" meta:page-count="3" meta:paragraph-count="76" meta:word-count="399" meta:character-count="2589"/>
    <meta:user-defined meta:name="Info 1"/>
    <meta:user-defined meta:name="Info 2"/>
    <meta:user-defined meta:name="Info 3"/>
    <meta:user-defined meta:name="Info 4"/>
  </office:meta>
</office:document-meta>
</file>